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62800000376CF8B780204EDA84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17cm" svg:height="9.557cm" draw:z-index="0"><draw:image xlink:href="Pictures/100002010000062800000376CF8B780204EDA84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l" fo:country="G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5-28T01:37:36.121000000</meta:creation-date>
    <dc:date>2025-05-28T01:38:30.821000000</dc:date>
    <meta:editing-duration>PT54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Neat_Office/6.2.8.2$Windows_x86 LibreOffice_project/</meta:generator>
  </office:meta>
</office:document-meta>
</file>